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a1" style:family="table">
      <style:table-properties style:width="19.001cm" fo:break-before="auto" fo:break-after="auto" table:align="margins" fo:keep-with-next="auto" style:may-break-between-rows="true" table:border-model="collapsing"/>
    </style:style>
    <style:style style:name="Tabella1.A" style:family="table-column">
      <style:table-column-properties style:column-width="3.159cm" style:rel-column-width="10896*"/>
    </style:style>
    <style:style style:name="Tabella1.B" style:family="table-column">
      <style:table-column-properties style:column-width="3.166cm" style:rel-column-width="10920*"/>
    </style:style>
    <style:style style:name="Tabella1.D" style:family="table-column">
      <style:table-column-properties style:column-width="3.17cm" style:rel-column-width="10932*"/>
    </style:style>
    <style:style style:name="Tabella1.F" style:family="table-column">
      <style:table-column-properties style:column-width="3.17cm" style:rel-column-width="10935*"/>
    </style:style>
    <style:style style:name="Tabella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1.F1" style:family="table-cell">
      <style:table-cell-properties fo:background-color="transparent" fo:padding="0.049cm" fo:border="0.05pt solid #cccccc" style:writing-mode="page">
        <style:background-image/>
      </style:table-cell-properties>
    </style:style>
    <style:style style:name="Tabella1.2" style:family="table-row">
      <style:table-row-properties fo:background-color="#eeeeee" fo:keep-together="auto">
        <style:background-image/>
      </style:table-row-properties>
    </style:style>
    <style:style style:name="Tabella1.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ella1.F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1.F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4" style:family="table-row">
      <style:table-row-properties fo:background-color="#eeeeee">
        <style:background-image/>
      </style:table-row-properties>
    </style:style>
    <style:style style:name="Tabella1.B4" style:family="table-cell" style:data-style-name="N0">
      <style:table-cell-properties fo:background-color="#eeeeee" fo:padding="0.049cm" fo:border-left="0.05pt solid #cccccc" fo:border-right="none" fo:border-top="none" fo:border-bottom="0.05pt solid #cccccc" style:writing-mode="page">
        <style:background-image/>
      </style:table-cell-properties>
    </style:style>
    <style:style style:name="Tabella1.F4" style:family="table-cell" style:data-style-name="N0">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1.C5"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1.F5" style:family="table-cell" style:data-style-name="N0">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6" style:family="table-row">
      <style:table-row-properties fo:background-color="#eeeeee">
        <style:background-image/>
      </style:table-row-properties>
    </style:style>
    <style:style style:name="Tabella1.8" style:family="table-row">
      <style:table-row-properties fo:background-color="#eeeeee">
        <style:background-image/>
      </style:table-row-properties>
    </style:style>
    <style:style style:name="Tabella1.10" style:family="table-row">
      <style:table-row-properties fo:background-color="#eeeeee">
        <style:background-image/>
      </style:table-row-properties>
    </style:style>
    <style:style style:name="Tabella1.11" style:family="table-row">
      <style:table-row-properties fo:background-color="#eeeeee">
        <style:background-image/>
      </style:table-row-properties>
    </style:style>
    <style:style style:name="Tabella1.12" style:family="table-row">
      <style:table-row-properties fo:background-color="transparent" fo:keep-together="always">
        <style:background-image/>
      </style:table-row-properties>
    </style:style>
    <style:style style:name="Tabella1.13" style:family="table-row">
      <style:table-row-properties fo:background-color="#eeeeee">
        <style:background-image/>
      </style:table-row-properties>
    </style:style>
    <style:style style:name="Enemiesstatsforlevel6" style:family="table">
      <style:table-properties style:width="19.001cm" fo:break-before="auto" fo:break-after="auto" table:align="margins" fo:keep-with-next="auto" style:may-break-between-rows="true" table:border-model="collapsing"/>
    </style:style>
    <style:style style:name="Enemiesstatsforlevel6.A" style:family="table-column">
      <style:table-column-properties style:column-width="2.731cm" style:rel-column-width="9417*"/>
    </style:style>
    <style:style style:name="Enemiesstatsforlevel6.B" style:family="table-column">
      <style:table-column-properties style:column-width="2.711cm" style:rel-column-width="9350*"/>
    </style:style>
    <style:style style:name="Enemiesstatsforlevel6.C" style:family="table-column">
      <style:table-column-properties style:column-width="2.713cm" style:rel-column-width="9356*"/>
    </style:style>
    <style:style style:name="Enemiesstatsforlevel6.D" style:family="table-column">
      <style:table-column-properties style:column-width="2.715cm" style:rel-column-width="9363*"/>
    </style:style>
    <style:style style:name="Enemiesstatsforlevel6.E" style:family="table-column">
      <style:table-column-properties style:column-width="2.709cm" style:rel-column-width="9344*"/>
    </style:style>
    <style:style style:name="Enemiesstatsforlevel6.G" style:family="table-column">
      <style:table-column-properties style:column-width="2.711cm" style:rel-column-width="9349*"/>
    </style:style>
    <style:style style:name="Enemiesstatsforlevel6.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Enemiesstatsforlevel6.G1" style:family="table-cell">
      <style:table-cell-properties fo:background-color="transparent" fo:padding="0.049cm" fo:border="0.05pt solid #cccccc" style:writing-mode="page">
        <style:background-image/>
      </style:table-cell-properties>
    </style:style>
    <style:style style:name="Enemiesstatsforlevel6.2" style:family="table-row">
      <style:table-row-properties fo:background-color="#ffffff" fo:keep-together="always">
        <style:background-image/>
      </style:table-row-properties>
    </style:style>
    <style:style style:name="Enemiesstatsforlevel6.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Enemiesstatsforlevel6.G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Enemiesstatsforlevel6.3" style:family="table-row">
      <style:table-row-properties fo:background-color="#eeeeee" fo:keep-together="auto">
        <style:background-image/>
      </style:table-row-properties>
    </style:style>
    <style:style style:name="Enemiesstatsforlevel6.4" style:family="table-row">
      <style:table-row-properties fo:background-color="transparent">
        <style:background-image/>
      </style:table-row-properties>
    </style:style>
    <style:style style:name="Enemiesstatsforlevel6.C4"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Enemiesstatsforlevel6.G4" style:family="table-cell" style:data-style-name="N0">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Enemiesstatsforlevel6.5" style:family="table-row">
      <style:table-row-properties fo:background-color="#eeeeee">
        <style:background-image/>
      </style:table-row-properties>
    </style:style>
    <style:style style:name="Enemiesstatsforlevel6.6" style:family="table-row">
      <style:table-row-properties fo:background-color="transparent">
        <style:background-image/>
      </style:table-row-properties>
    </style:style>
    <style:style style:name="Enemiesstatsforlevel6.7" style:family="table-row">
      <style:table-row-properties fo:background-color="#eeeeee">
        <style:background-image/>
      </style:table-row-properties>
    </style:style>
    <style:style style:name="Scontri" style:family="table">
      <style:table-properties style:width="19.001cm" fo:break-before="auto" fo:break-after="auto" table:align="margins" fo:keep-with-next="auto" style:may-break-between-rows="false" table:border-model="collapsing"/>
    </style:style>
    <style:style style:name="Scontri.A" style:family="table-column">
      <style:table-column-properties style:column-width="1.796cm" style:rel-column-width="6193*"/>
    </style:style>
    <style:style style:name="Scontri.B" style:family="table-column">
      <style:table-column-properties style:column-width="3.201cm" style:rel-column-width="11042*"/>
    </style:style>
    <style:style style:name="Scontri.C" style:family="table-column">
      <style:table-column-properties style:column-width="4.895cm" style:rel-column-width="16882*"/>
    </style:style>
    <style:style style:name="Scontri.D" style:family="table-column">
      <style:table-column-properties style:column-width="2.499cm" style:rel-column-width="8620*"/>
    </style:style>
    <style:style style:name="Scontri.F" style:family="table-column">
      <style:table-column-properties style:column-width="4.11cm" style:rel-column-width="14178*"/>
    </style:style>
    <style:style style:name="Scontri.1" style:family="table-row">
      <style:table-row-properties fo:keep-together="auto"/>
    </style:style>
    <style:style style:name="Scontri.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Scontri.C1" style:family="table-cell">
      <style:table-cell-properties fo:background-color="transparent" fo:padding="0cm" fo:border="0.05pt solid #cccccc" style:writing-mode="page">
        <style:background-image/>
      </style:table-cell-properties>
    </style:style>
    <style:style style:name="Scontri.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Scontri.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Scontri.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Scontri.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text-properties officeooo:paragraph-rsid="001064cf"/>
    </style:style>
    <style:style style:name="P6" style:family="paragraph" style:parent-style-name="Standard">
      <style:text-properties fo:language="en" fo:country="US"/>
    </style:style>
    <style:style style:name="P7" style:family="paragraph" style:parent-style-name="Footnote">
      <style:text-properties officeooo:rsid="00203f48" officeooo:paragraph-rsid="00203f48"/>
    </style:style>
    <style:style style:name="P8" style:family="paragraph" style:parent-style-name="Footnote">
      <style:paragraph-properties fo:margin-left="0cm" fo:margin-right="0cm" fo:text-indent="0cm" style:auto-text-indent="false"/>
      <style:text-properties officeooo:paragraph-rsid="00212033"/>
    </style:style>
    <style:style style:name="P9" style:family="paragraph" style:parent-style-name="Text_20_body">
      <style:text-properties officeooo:rsid="00293f2b" officeooo:paragraph-rsid="00293f2b"/>
    </style:style>
    <style:style style:name="P10" style:family="paragraph" style:parent-style-name="Calcolo">
      <style:text-properties officeooo:paragraph-rsid="00325151"/>
    </style:style>
    <style:style style:name="P11" style:family="paragraph" style:parent-style-name="Standard">
      <style:text-properties officeooo:rsid="00293f2b" officeooo:paragraph-rsid="00325151"/>
    </style:style>
    <style:style style:name="P12" style:family="paragraph" style:parent-style-name="Standard">
      <style:text-properties officeooo:rsid="00293f2b" officeooo:paragraph-rsid="003880b8"/>
    </style:style>
    <style:style style:name="P13" style:family="paragraph" style:parent-style-name="Table_20_Contents">
      <style:text-properties officeooo:rsid="0033297c" officeooo:paragraph-rsid="0033297c"/>
    </style:style>
    <style:style style:name="P14" style:family="paragraph" style:parent-style-name="Calcolo">
      <style:text-properties officeooo:rsid="00293f2b" officeooo:paragraph-rsid="0033ca6c"/>
    </style:style>
    <style:style style:name="P15" style:family="paragraph" style:parent-style-name="Heading_20_1">
      <style:paragraph-properties fo:break-before="page"/>
      <style:text-properties fo:language="en" fo:country="US"/>
    </style:style>
    <style:style style:name="P16" style:family="paragraph" style:parent-style-name="Heading_20_2">
      <style:paragraph-properties fo:break-before="page"/>
      <style:text-properties officeooo:rsid="001651f7" officeooo:paragraph-rsid="001651f7"/>
    </style:style>
    <style:style style:name="P17" style:family="paragraph" style:parent-style-name="Heading_20_2">
      <style:paragraph-properties fo:break-before="page"/>
      <style:text-properties officeooo:rsid="00293f2b" officeooo:paragraph-rsid="00293f2b"/>
    </style:style>
    <style:style style:name="T1" style:family="text">
      <style:text-properties officeooo:rsid="0010ff9d"/>
    </style:style>
    <style:style style:name="T2" style:family="text">
      <style:text-properties style:text-position="super 58%"/>
    </style:style>
    <style:style style:name="T3" style:family="text">
      <style:text-properties officeooo:rsid="002b8a39"/>
    </style:style>
    <style:style style:name="T4" style:family="text">
      <style:text-properties officeooo:rsid="002d60f4"/>
    </style:style>
    <style:style style:name="T5" style:family="text">
      <style:text-properties officeooo:rsid="00293f2b"/>
    </style:style>
    <style:style style:name="T6" style:family="text">
      <style:text-properties officeooo:rsid="0033ca6c"/>
    </style:style>
    <style:style style:name="T7" style:family="text">
      <style:text-properties officeooo:rsid="00359a6a"/>
    </style:style>
    <style:style style:name="T8" style:family="text">
      <style:text-properties officeooo:rsid="0035fc74"/>
    </style:style>
    <style:style style:name="T9" style:family="text">
      <style:text-properties officeooo:rsid="003880b8"/>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Fights outcomes</text:h>
      <text:p text:style-name="P6">The rules follow the first edition of D&amp;D.</text:p>
      <text:h text:style-name="Heading_20_2" text:outline-level="2">Stats</text:h>
      <text:h text:style-name="Heading_20_3" text:outline-level="3">Main characters stats for level 6: Cal</text:h>
      <table:table table:name="Tabella1" table:style-name="Tabella1">
        <table:table-column table:style-name="Tabella1.A"/>
        <table:table-column table:style-name="Tabella1.B" table:number-columns-repeated="2"/>
        <table:table-column table:style-name="Tabella1.D" table:number-columns-repeated="2"/>
        <table:table-column table:style-name="Tabella1.F"/>
        <table:table-row>
          <table:table-cell table:style-name="Tabella1.A1" office:value-type="string">
            <text:p text:style-name="Table_20_Heading"/>
          </table:table-cell>
          <table:table-cell table:style-name="Tabella1.A1" office:value-type="string">
            <text:p text:style-name="Table_20_Heading">Sophie</text:p>
          </table:table-cell>
          <table:table-cell table:style-name="Tabella1.A1" office:value-type="string">
            <text:p text:style-name="Table_20_Heading">Calcifer</text:p>
          </table:table-cell>
          <table:table-cell table:style-name="Tabella1.A1" office:value-type="string">
            <text:p text:style-name="Table_20_Heading">Markl</text:p>
          </table:table-cell>
          <table:table-cell table:style-name="Tabella1.A1" office:value-type="string">
            <text:p text:style-name="Table_20_Heading">Heen</text:p>
          </table:table-cell>
          <table:table-cell table:style-name="Tabella1.F1" office:value-type="string">
            <text:p text:style-name="Table_20_Heading">Wow</text:p>
          </table:table-cell>
        </table:table-row>
        <table:table-row table:style-name="Tabella1.2">
          <table:table-cell table:style-name="Tabella1.A2" office:value-type="string">
            <text:p text:style-name="Table_20_Contents">Class</text:p>
          </table:table-cell>
          <table:table-cell table:style-name="Tabella1.A2" office:value-type="string">
            <text:p text:style-name="Table_20_Contents">Magic-user</text:p>
          </table:table-cell>
          <table:table-cell table:style-name="Tabella1.A2" office:value-type="string">
            <text:p text:style-name="Table_20_Contents">Elf</text:p>
          </table:table-cell>
          <table:table-cell table:style-name="Tabella1.A2" office:value-type="string">
            <text:p text:style-name="Table_20_Contents">Magic-user</text:p>
          </table:table-cell>
          <table:table-cell table:style-name="Tabella1.A2" office:value-type="string">
            <text:p text:style-name="Table_20_Contents">Warrior</text:p>
          </table:table-cell>
          <table:table-cell table:style-name="Tabella1.F2" office:value-type="string">
            <text:p text:style-name="Table_20_Contents">Old Cleric</text:p>
          </table:table-cell>
        </table:table-row>
        <table:table-row>
          <table:table-cell table:style-name="Tabella1.A3" office:value-type="string">
            <text:p text:style-name="Table_20_Contents">Level</text:p>
          </table:table-cell>
          <table:table-cell table:style-name="Tabella1.A3" office:value-type="string">
            <text:p text:style-name="Table_20_Contents">5/6</text:p>
          </table:table-cell>
          <table:table-cell table:style-name="Tabella1.A3" office:value-type="string">
            <text:p text:style-name="Table_20_Contents">5/6</text:p>
          </table:table-cell>
          <table:table-cell table:style-name="Tabella1.A3" office:value-type="string">
            <text:p text:style-name="Table_20_Contents">5/6</text:p>
          </table:table-cell>
          <table:table-cell table:style-name="Tabella1.A3" office:value-type="string">
            <text:p text:style-name="Table_20_Contents">5/6</text:p>
          </table:table-cell>
          <table:table-cell table:style-name="Tabella1.F3" office:value-type="string">
            <text:p text:style-name="Table_20_Contents">5/6</text:p>
          </table:table-cell>
        </table:table-row>
        <table:table-row table:style-name="Tabella1.4">
          <table:table-cell table:style-name="Tabella1.A2" office:value-type="string">
            <text:p text:style-name="Table_20_Contents">Strength</text:p>
          </table:table-cell>
          <table:table-cell table:style-name="Tabella1.B4" office:value-type="float" office:value="8">
            <text:p text:style-name="Table_20_Contents">8</text:p>
          </table:table-cell>
          <table:table-cell table:style-name="Tabella1.A2" office:value-type="string">
            <text:p text:style-name="Table_20_Contents">15/16</text:p>
          </table:table-cell>
          <table:table-cell table:style-name="Tabella1.B4" office:value-type="float" office:value="7">
            <text:p text:style-name="Table_20_Contents">7</text:p>
          </table:table-cell>
          <table:table-cell table:style-name="Tabella1.B4" office:value-type="float" office:value="18">
            <text:p text:style-name="Table_20_Contents">18</text:p>
          </table:table-cell>
          <table:table-cell table:style-name="Tabella1.F4" office:value-type="float" office:value="12">
            <text:p text:style-name="Table_20_Contents">12</text:p>
          </table:table-cell>
        </table:table-row>
        <table:table-row>
          <table:table-cell table:style-name="Tabella1.A3" office:value-type="string">
            <text:p text:style-name="Table_20_Contents">Constitution</text:p>
          </table:table-cell>
          <table:table-cell table:style-name="Tabella1.A3" office:value-type="string">
            <text:p text:style-name="Table_20_Contents">13/14</text:p>
          </table:table-cell>
          <table:table-cell table:style-name="Tabella1.C5" office:value-type="float" office:value="16">
            <text:p text:style-name="Table_20_Contents">16</text:p>
          </table:table-cell>
          <table:table-cell table:style-name="Tabella1.C5" office:value-type="float" office:value="11">
            <text:p text:style-name="Table_20_Contents">11</text:p>
          </table:table-cell>
          <table:table-cell table:style-name="Tabella1.A3" office:value-type="string">
            <text:p text:style-name="Table_20_Contents">17/18</text:p>
          </table:table-cell>
          <table:table-cell table:style-name="Tabella1.F5" office:value-type="float" office:value="13">
            <text:p text:style-name="Table_20_Contents">13</text:p>
          </table:table-cell>
        </table:table-row>
        <table:table-row table:style-name="Tabella1.6">
          <table:table-cell table:style-name="Tabella1.A2" office:value-type="string">
            <text:p text:style-name="Table_20_Contents">Dexterity</text:p>
          </table:table-cell>
          <table:table-cell table:style-name="Tabella1.B4" office:value-type="float" office:value="14">
            <text:p text:style-name="Table_20_Contents">14</text:p>
          </table:table-cell>
          <table:table-cell table:style-name="Tabella1.B4" office:value-type="float" office:value="12">
            <text:p text:style-name="Table_20_Contents">12</text:p>
          </table:table-cell>
          <table:table-cell table:style-name="Tabella1.B4" office:value-type="float" office:value="16">
            <text:p text:style-name="Table_20_Contents">16</text:p>
          </table:table-cell>
          <table:table-cell table:style-name="Tabella1.B4" office:value-type="float" office:value="10">
            <text:p text:style-name="Table_20_Contents">10</text:p>
          </table:table-cell>
          <table:table-cell table:style-name="Tabella1.F4" office:value-type="float" office:value="12">
            <text:p text:style-name="Table_20_Contents">12</text:p>
          </table:table-cell>
        </table:table-row>
        <table:table-row>
          <table:table-cell table:style-name="Tabella1.A3" office:value-type="string">
            <text:p text:style-name="Table_20_Contents">Intelligence</text:p>
          </table:table-cell>
          <table:table-cell table:style-name="Tabella1.C5" office:value-type="float" office:value="18">
            <text:p text:style-name="Table_20_Contents">18</text:p>
          </table:table-cell>
          <table:table-cell table:style-name="Tabella1.C5" office:value-type="float" office:value="13">
            <text:p text:style-name="Table_20_Contents">13</text:p>
          </table:table-cell>
          <table:table-cell table:style-name="Tabella1.A3" office:value-type="string">
            <text:p text:style-name="Table_20_Contents">17/18</text:p>
          </table:table-cell>
          <table:table-cell table:style-name="Tabella1.C5" office:value-type="float" office:value="6">
            <text:p text:style-name="Table_20_Contents">6</text:p>
          </table:table-cell>
          <table:table-cell table:style-name="Tabella1.F3" office:value-type="string">
            <text:p text:style-name="Table_20_Contents">14</text:p>
          </table:table-cell>
        </table:table-row>
        <table:table-row table:style-name="Tabella1.8">
          <table:table-cell table:style-name="Tabella1.A2" office:value-type="string">
            <text:p text:style-name="Table_20_Contents">Wisdom</text:p>
          </table:table-cell>
          <table:table-cell table:style-name="Tabella1.B4" office:value-type="float" office:value="14">
            <text:p text:style-name="Table_20_Contents">14</text:p>
          </table:table-cell>
          <table:table-cell table:style-name="Tabella1.B4" office:value-type="float" office:value="14">
            <text:p text:style-name="Table_20_Contents">14</text:p>
          </table:table-cell>
          <table:table-cell table:style-name="Tabella1.B4" office:value-type="float" office:value="12">
            <text:p text:style-name="Table_20_Contents">12</text:p>
          </table:table-cell>
          <table:table-cell table:style-name="Tabella1.B4" office:value-type="float" office:value="10">
            <text:p text:style-name="Table_20_Contents">10</text:p>
          </table:table-cell>
          <table:table-cell table:style-name="Tabella1.F2" office:value-type="string">
            <text:p text:style-name="Table_20_Contents">15/16</text:p>
          </table:table-cell>
        </table:table-row>
        <table:table-row>
          <table:table-cell table:style-name="Tabella1.A3" office:value-type="string">
            <text:p text:style-name="Table_20_Contents">Charisma</text:p>
          </table:table-cell>
          <table:table-cell table:style-name="Tabella1.C5" office:value-type="float" office:value="16">
            <text:p text:style-name="Table_20_Contents">16</text:p>
          </table:table-cell>
          <table:table-cell table:style-name="Tabella1.C5" office:value-type="float" office:value="18">
            <text:p text:style-name="Table_20_Contents">18</text:p>
          </table:table-cell>
          <table:table-cell table:style-name="Tabella1.C5" office:value-type="float" office:value="14">
            <text:p text:style-name="Table_20_Contents">14</text:p>
          </table:table-cell>
          <table:table-cell table:style-name="Tabella1.C5" office:value-type="float" office:value="8">
            <text:p text:style-name="Table_20_Contents">8</text:p>
          </table:table-cell>
          <table:table-cell table:style-name="Tabella1.F5" office:value-type="float" office:value="10">
            <text:p text:style-name="Table_20_Contents">10</text:p>
          </table:table-cell>
        </table:table-row>
        <table:table-row table:style-name="Tabella1.11">
          <table:table-cell table:style-name="Tabella1.A2" office:value-type="string">
            <text:p text:style-name="Table_20_Contents">HP</text:p>
          </table:table-cell>
          <table:table-cell table:style-name="Tabella1.A2" office:value-type="string">
            <text:p text:style-name="Table_20_Contents">24/+5</text:p>
          </table:table-cell>
          <table:table-cell table:style-name="Tabella1.A2" office:value-type="string">
            <text:p text:style-name="Table_20_Contents">40/+6</text:p>
          </table:table-cell>
          <table:table-cell table:style-name="Tabella1.A2" office:value-type="string">
            <text:p text:style-name="Table_20_Contents">20/+4</text:p>
          </table:table-cell>
          <table:table-cell table:style-name="Tabella1.A2" office:value-type="string">
            <text:p text:style-name="Table_20_Contents">48/+11</text:p>
          </table:table-cell>
          <table:table-cell table:style-name="Tabella1.F2" office:value-type="string">
            <text:p text:style-name="Table_20_Contents">24/+5</text:p>
          </table:table-cell>
        </table:table-row>
        <table:table-row table:style-name="Tabella1.11">
          <table:table-cell table:style-name="Tabella1.A2" office:value-type="string">
            <text:p text:style-name="P13">Mps</text:p>
          </table:table-cell>
          <table:table-cell table:style-name="Tabella1.A2" office:value-type="string">
            <text:p text:style-name="P13">32/+6</text:p>
          </table:table-cell>
          <table:table-cell table:style-name="Tabella1.A2" office:value-type="string">
            <text:p text:style-name="P13">20/+4</text:p>
          </table:table-cell>
          <table:table-cell table:style-name="Tabella1.A2" office:value-type="string">
            <text:p text:style-name="P13">25/+5</text:p>
          </table:table-cell>
          <table:table-cell table:style-name="Tabella1.A2" office:value-type="string">
            <text:p text:style-name="P13">5/+1</text:p>
          </table:table-cell>
          <table:table-cell table:style-name="Tabella1.F2" office:value-type="string">
            <text:p text:style-name="P13">28/+5</text:p>
          </table:table-cell>
        </table:table-row>
        <table:table-row table:style-name="Tabella1.12">
          <table:table-cell table:style-name="Tabella1.A3" office:value-type="string">
            <text:p text:style-name="Table_20_Contents">AC</text:p>
          </table:table-cell>
          <table:table-cell table:style-name="Tabella1.C5" office:value-type="float" office:value="8">
            <text:p text:style-name="Table_20_Contents">8</text:p>
          </table:table-cell>
          <table:table-cell table:style-name="Tabella1.C5" office:value-type="float" office:value="6">
            <text:p text:style-name="Table_20_Contents">6</text:p>
          </table:table-cell>
          <table:table-cell table:style-name="Tabella1.C5" office:value-type="float" office:value="7">
            <text:p text:style-name="Table_20_Contents">7</text:p>
          </table:table-cell>
          <table:table-cell table:style-name="Tabella1.C5" office:value-type="float" office:value="7">
            <text:p text:style-name="Table_20_Contents">7</text:p>
          </table:table-cell>
          <table:table-cell table:style-name="Tabella1.F5" office:value-type="float" office:value="9">
            <text:p text:style-name="Table_20_Contents">9</text:p>
          </table:table-cell>
        </table:table-row>
        <table:table-row table:style-name="Tabella1.13">
          <table:table-cell table:style-name="Tabella1.A3" office:value-type="string">
            <text:p text:style-name="Table_20_Contents">TAC0</text:p>
          </table:table-cell>
          <table:table-cell table:style-name="Tabella1.A3" office:value-type="string">
            <text:p text:style-name="Table_20_Contents">17/15</text:p>
          </table:table-cell>
          <table:table-cell table:style-name="Tabella1.A3" office:value-type="string">
            <text:p text:style-name="Table_20_Contents">17</text:p>
          </table:table-cell>
          <table:table-cell table:style-name="Tabella1.A3" office:value-type="string">
            <text:p text:style-name="Table_20_Contents">17/15</text:p>
          </table:table-cell>
          <table:table-cell table:style-name="Tabella1.C5" office:value-type="float" office:value="17">
            <text:p text:style-name="Table_20_Contents">17</text:p>
          </table:table-cell>
          <table:table-cell table:style-name="Tabella1.F3" office:value-type="string">
            <text:p text:style-name="Table_20_Contents">17/15</text:p>
          </table:table-cell>
        </table:table-row>
      </table:table>
      <text:p text:style-name="P6"/>
      <text:p text:style-name="P6">AC= 9 - Bonus Dexterity</text:p>
      <text:p text:style-name="P6">Heen starts with leather armor and with a Club (1d4). </text:p>
      <text:p text:style-name="P6">Calcifer starts with the mail chain and with a Short Sword (1d6)</text:p>
      <text:p text:style-name="P6">Team’s speed on game map: 8 km/h </text:p>
      <text:h text:style-name="Heading_20_3" text:outline-level="3">Enemies stats for level 6: Cal</text:h>
      <table:table table:name="Enemiesstatsforlevel6" table:style-name="Enemiesstatsforlevel6">
        <table:table-column table:style-name="Enemiesstatsforlevel6.A"/>
        <table:table-column table:style-name="Enemiesstatsforlevel6.B"/>
        <table:table-column table:style-name="Enemiesstatsforlevel6.C"/>
        <table:table-column table:style-name="Enemiesstatsforlevel6.D"/>
        <table:table-column table:style-name="Enemiesstatsforlevel6.E"/>
        <table:table-column table:style-name="Enemiesstatsforlevel6.C"/>
        <table:table-column table:style-name="Enemiesstatsforlevel6.G"/>
        <table:table-header-rows>
          <table:table-row>
            <table:table-cell table:style-name="Enemiesstatsforlevel6.A1" office:value-type="string">
              <text:p text:style-name="Table_20_Heading"/>
            </table:table-cell>
            <table:table-cell table:style-name="Enemiesstatsforlevel6.A1" office:value-type="string">
              <text:p text:style-name="Table_20_Heading">Civil</text:p>
            </table:table-cell>
            <table:table-cell table:style-name="Enemiesstatsforlevel6.A1" office:value-type="string">
              <text:p text:style-name="Table_20_Heading">Soldier</text:p>
            </table:table-cell>
            <table:table-cell table:style-name="Enemiesstatsforlevel6.A1" office:value-type="string">
              <text:p text:style-name="Table_20_Heading">Mud-Spammer</text:p>
            </table:table-cell>
            <table:table-cell table:style-name="Enemiesstatsforlevel6.A1" office:value-type="string">
              <text:p text:style-name="Table_20_Heading">Rat</text:p>
            </table:table-cell>
            <table:table-cell table:style-name="Enemiesstatsforlevel6.A1" office:value-type="string">
              <text:p text:style-name="Table_20_Heading"><text:span text:style-name="T3">Mud</text:span>-Monster</text:p>
            </table:table-cell>
            <table:table-cell table:style-name="Enemiesstatsforlevel6.G1" office:value-type="string">
              <text:p text:style-name="Table_20_Heading">Elite soldier</text:p>
            </table:table-cell>
          </table:table-row>
        </table:table-header-rows>
        <table:table-row table:style-name="Enemiesstatsforlevel6.2">
          <table:table-cell table:style-name="Enemiesstatsforlevel6.A2" office:value-type="string">
            <text:p text:style-name="Table_20_Contents">Strength</text:p>
          </table:table-cell>
          <table:table-cell table:style-name="Enemiesstatsforlevel6.A2" office:value-type="string">
            <text:p text:style-name="Table_20_Contents">+0</text:p>
          </table:table-cell>
          <table:table-cell table:style-name="Enemiesstatsforlevel6.A2" office:value-type="string">
            <text:p text:style-name="Table_20_Contents">+1</text:p>
          </table:table-cell>
          <table:table-cell table:style-name="Enemiesstatsforlevel6.A2" office:value-type="string">
            <text:p text:style-name="Table_20_Contents">+1</text:p>
          </table:table-cell>
          <table:table-cell table:style-name="Enemiesstatsforlevel6.A2" office:value-type="string">
            <text:p text:style-name="Table_20_Contents">+0</text:p>
          </table:table-cell>
          <table:table-cell table:style-name="Enemiesstatsforlevel6.A2" office:value-type="string">
            <text:p text:style-name="Table_20_Contents">+3</text:p>
          </table:table-cell>
          <table:table-cell table:style-name="Enemiesstatsforlevel6.G2" office:value-type="string">
            <text:p text:style-name="Table_20_Contents">+2</text:p>
          </table:table-cell>
        </table:table-row>
        <table:table-row table:style-name="Enemiesstatsforlevel6.3">
          <table:table-cell table:style-name="Enemiesstatsforlevel6.A2" office:value-type="string">
            <text:p text:style-name="Table_20_Contents">Speed on map</text:p>
          </table:table-cell>
          <table:table-cell table:style-name="Enemiesstatsforlevel6.A2" office:value-type="string">
            <text:p text:style-name="Table_20_Contents">5/8 km/h</text:p>
          </table:table-cell>
          <table:table-cell table:style-name="Enemiesstatsforlevel6.A2" office:value-type="string">
            <text:p text:style-name="Table_20_Contents">5 km/h</text:p>
          </table:table-cell>
          <table:table-cell table:style-name="Enemiesstatsforlevel6.A2" office:value-type="string">
            <text:p text:style-name="Table_20_Contents">5 km/h</text:p>
          </table:table-cell>
          <table:table-cell table:style-name="Enemiesstatsforlevel6.A2" office:value-type="string">
            <text:p text:style-name="Table_20_Contents">10 km/h</text:p>
          </table:table-cell>
          <table:table-cell table:style-name="Enemiesstatsforlevel6.A2" office:value-type="string">
            <text:p text:style-name="P5"><text:span text:style-name="T1">2</text:span> km/h</text:p>
          </table:table-cell>
          <table:table-cell table:style-name="Enemiesstatsforlevel6.G2" office:value-type="string">
            <text:p text:style-name="Table_20_Contents">7 km/h</text:p>
          </table:table-cell>
        </table:table-row>
        <table:table-row table:style-name="Enemiesstatsforlevel6.4">
          <table:table-cell table:style-name="Enemiesstatsforlevel6.A2" office:value-type="string">
            <text:p text:style-name="Table_20_Contents">HP</text:p>
          </table:table-cell>
          <table:table-cell table:style-name="Enemiesstatsforlevel6.A2" office:value-type="string">
            <text:p text:style-name="Table_20_Contents">10</text:p>
          </table:table-cell>
          <table:table-cell table:style-name="Enemiesstatsforlevel6.C4" office:value-type="float" office:value="32">
            <text:p text:style-name="Table_20_Contents">32</text:p>
          </table:table-cell>
          <table:table-cell table:style-name="Enemiesstatsforlevel6.A2" office:value-type="string">
            <text:p text:style-name="Table_20_Contents">30</text:p>
          </table:table-cell>
          <table:table-cell table:style-name="Enemiesstatsforlevel6.A2" office:value-type="string">
            <text:p text:style-name="Table_20_Contents">14</text:p>
          </table:table-cell>
          <table:table-cell table:style-name="Enemiesstatsforlevel6.C4" office:value-type="float" office:value="100">
            <text:p text:style-name="Table_20_Contents">100</text:p>
          </table:table-cell>
          <table:table-cell table:style-name="Enemiesstatsforlevel6.G4" office:value-type="float" office:value="40">
            <text:p text:style-name="Table_20_Contents">40</text:p>
          </table:table-cell>
        </table:table-row>
        <table:table-row table:style-name="Enemiesstatsforlevel6.5">
          <table:table-cell table:style-name="Enemiesstatsforlevel6.A2" office:value-type="string">
            <text:p text:style-name="Table_20_Contents">AC</text:p>
          </table:table-cell>
          <table:table-cell table:style-name="Enemiesstatsforlevel6.C4" office:value-type="float" office:value="9">
            <text:p text:style-name="Table_20_Contents">9</text:p>
          </table:table-cell>
          <table:table-cell table:style-name="Enemiesstatsforlevel6.C4" office:value-type="float" office:value="7">
            <text:p text:style-name="Table_20_Contents">7</text:p>
          </table:table-cell>
          <table:table-cell table:style-name="Enemiesstatsforlevel6.C4" office:value-type="float" office:value="7">
            <text:p text:style-name="Table_20_Contents">7</text:p>
          </table:table-cell>
          <table:table-cell table:style-name="Enemiesstatsforlevel6.C4" office:value-type="float" office:value="5">
            <text:p text:style-name="Table_20_Contents">5</text:p>
          </table:table-cell>
          <table:table-cell table:style-name="Enemiesstatsforlevel6.C4" office:value-type="float" office:value="7">
            <text:p text:style-name="Table_20_Contents">7</text:p>
          </table:table-cell>
          <table:table-cell table:style-name="Enemiesstatsforlevel6.G4" office:value-type="float" office:value="7">
            <text:p text:style-name="Table_20_Contents">7</text:p>
          </table:table-cell>
        </table:table-row>
        <table:table-row table:style-name="Enemiesstatsforlevel6.6">
          <table:table-cell table:style-name="Enemiesstatsforlevel6.A2" office:value-type="string">
            <text:p text:style-name="Table_20_Contents">TAC0</text:p>
          </table:table-cell>
          <table:table-cell table:style-name="Enemiesstatsforlevel6.C4" office:value-type="float" office:value="17">
            <text:p text:style-name="Table_20_Contents">17</text:p>
          </table:table-cell>
          <table:table-cell table:style-name="Enemiesstatsforlevel6.C4" office:value-type="float" office:value="16">
            <text:p text:style-name="Table_20_Contents">16</text:p>
          </table:table-cell>
          <table:table-cell table:style-name="Enemiesstatsforlevel6.C4" office:value-type="float" office:value="14">
            <text:p text:style-name="Table_20_Contents">14</text:p>
          </table:table-cell>
          <table:table-cell table:style-name="Enemiesstatsforlevel6.C4" office:value-type="float" office:value="15">
            <text:p text:style-name="Table_20_Contents">15</text:p>
          </table:table-cell>
          <table:table-cell table:style-name="Enemiesstatsforlevel6.C4" office:value-type="float" office:value="13">
            <text:p text:style-name="Table_20_Contents">13</text:p>
          </table:table-cell>
          <table:table-cell table:style-name="Enemiesstatsforlevel6.G4" office:value-type="float" office:value="14">
            <text:p text:style-name="Table_20_Contents">14</text:p>
          </table:table-cell>
        </table:table-row>
        <table:table-row table:style-name="Enemiesstatsforlevel6.7">
          <table:table-cell table:style-name="Enemiesstatsforlevel6.A2" office:value-type="string">
            <text:p text:style-name="Table_20_Contents">Dice type</text:p>
          </table:table-cell>
          <table:table-cell table:style-name="Enemiesstatsforlevel6.A2" office:value-type="string">
            <text:p text:style-name="Table_20_Contents">1d4</text:p>
          </table:table-cell>
          <table:table-cell table:style-name="Enemiesstatsforlevel6.A2" office:value-type="string">
            <text:p text:style-name="Table_20_Contents">1d6</text:p>
          </table:table-cell>
          <table:table-cell table:style-name="Enemiesstatsforlevel6.A2" office:value-type="string">
            <text:p text:style-name="Table_20_Contents">1d6</text:p>
          </table:table-cell>
          <table:table-cell table:style-name="Enemiesstatsforlevel6.A2" office:value-type="string">
            <text:p text:style-name="Table_20_Contents">2d4</text:p>
          </table:table-cell>
          <table:table-cell table:style-name="Enemiesstatsforlevel6.A2" office:value-type="string">
            <text:p text:style-name="Table_20_Contents">1d12</text:p>
          </table:table-cell>
          <table:table-cell table:style-name="Enemiesstatsforlevel6.G2" office:value-type="string">
            <text:p text:style-name="Table_20_Contents">1d8</text:p>
          </table:table-cell>
        </table:table-row>
      </table:table>
      <text:h text:style-name="Heading_20_2" text:outline-level="2"/>
      <text:h text:style-name="P16" text:outline-level="2">Fights in Level 6 – Cal</text:h>
      <table:table table:name="Scontri" table:style-name="Scontri" table:template-name="Team7GrayTable">
        <table:table-column table:style-name="Scontri.A"/>
        <table:table-column table:style-name="Scontri.B"/>
        <table:table-column table:style-name="Scontri.C"/>
        <table:table-column table:style-name="Scontri.D" table:number-columns-repeated="2"/>
        <table:table-column table:style-name="Scontri.F"/>
        <table:table-header-rows>
          <table:table-row table:style-name="Scontri.1">
            <table:table-cell table:style-name="Scontri.A1" office:value-type="string">
              <text:p text:style-name="P3">Map</text:p>
            </table:table-cell>
            <table:table-cell table:style-name="Scontri.A1" office:value-type="string">
              <text:p text:style-name="P3">Room</text:p>
            </table:table-cell>
            <table:table-cell table:style-name="Scontri.C1" office:value-type="string">
              <text:p text:style-name="P3">Enemies</text:p>
            </table:table-cell>
            <table:table-cell table:style-name="Scontri.A1" office:value-type="string">
              <text:p text:style-name="P3">Damage<text:note text:id="ftn1" text:note-class="footnote"><text:note-citation>1</text:note-citation><text:note-body><text:p text:style-name="P8"><text:s/><draw:frame draw:style-name="fr1" draw:name="Object1" text:anchor-type="as-char" svg:y="-0.713cm" svg:width="12.079cm" svg:height="1.139cm" draw:z-index="0"><draw:object xlink:href="./Object 4" xlink:type="simple" xlink:show="embed" xlink:actuate="onLoad"/><draw:image xlink:href="./ObjectReplacements/Object 4" xlink:type="simple" xlink:show="embed" xlink:actuate="onLoad"/><svg:desc>formula</svg:desc></draw:frame></text:p><text:p text:style-name="P8">Where k is the number of combatants (Team1) attacking while h is the number of possible targets on defense (Team2). Critical and weak attack are balanced having equal probabilities (1÷20) and inverse effects.</text:p></text:note-body></text:note> to the team<text:note text:id="ftn2" text:note-class="footnote"><text:note-citation>2</text:note-citation><text:note-body><text:p text:style-name="Footnote">Sum of the average damage of the enemies multiplied by the probabilities of hitting the different team members (20% to hit each individual member).</text:p></text:note-body></text:note></text:p>
            </table:table-cell>
            <table:table-cell table:style-name="Scontri.C1" office:value-type="string">
              <text:p text:style-name="P3">Damage<text:span text:style-name="T2"><text:note-ref text:note-class="footnote" text:reference-format="text" text:ref-name="ftn1">1</text:note-ref></text:span> of the team<text:note text:id="ftn3" text:note-class="footnote"><text:note-citation>3</text:note-citation><text:note-body><text:p text:style-name="Footnote">Sum of the average damage of the team characters multiplied by their respective probabilities of hitting the different types of enemies. The damages of those who use magic are calculated with arcane missiles, and they are sure to hit. However it is estimated that such characters can not use magic in every turn.</text:p></text:note-body></text:note></text:p>
            </table:table-cell>
            <table:table-cell table:style-name="Scontri.C1" office:value-type="string">
              <text:p text:style-name="P3">Difficulty<text:note text:id="ftn4" text:note-class="footnote"><text:note-citation>4</text:note-citation><text:note-body><text:p text:style-name="P7"><draw:frame draw:style-name="fr1" draw:name="Object2" text:anchor-type="as-char" svg:y="-0.66cm" svg:width="8.259cm" svg:height="1.101cm" draw:z-index="1"><draw:object xlink:href="./Object 5" xlink:type="simple" xlink:show="embed" xlink:actuate="onLoad"/><draw:image xlink:href="./ObjectReplacements/Object 5" xlink:type="simple" xlink:show="embed" xlink:actuate="onLoad"/><svg:desc>formula</svg:desc></draw:frame><draw:frame draw:style-name="fr1" draw:name="Object3" text:anchor-type="as-char" svg:y="-0.619cm" svg:width="5.664cm" svg:height="1.007cm" draw:z-index="2"><draw:object xlink:href="./Object 6" xlink:type="simple" xlink:show="embed" xlink:actuate="onLoad"/><draw:image xlink:href="./ObjectReplacements/Object 6" xlink:type="simple" xlink:show="embed" xlink:actuate="onLoad"/><svg:desc>formula</svg:desc></draw:frame><text:span text:style-name="T8">the duration d of a battle in terms of turns is </text:span><text:span text:style-name="T8"><draw:frame draw:style-name="fr2" draw:name="Oggetto1" text:anchor-type="as-char" svg:y="-0.619cm" svg:width="4.731cm" svg:height="1.63cm" draw:z-index="3"><draw:object xlink:href="./Object 1" xlink:type="simple" xlink:show="embed" xlink:actuate="onLoad"/><draw:image xlink:href="./ObjectReplacements/Object 1" xlink:type="simple" xlink:show="embed" xlink:actuate="onLoad"/></draw:frame></text:span></text:p></text:note-body></text:note></text:p>
            </table:table-cell>
          </table:table-row>
        </table:table-header-rows>
        <table:table-row table:style-name="Scontri.1">
          <table:table-cell table:style-name="Scontri.A2" office:value-type="string">
            <text:p text:style-name="P4">Tavern</text:p>
          </table:table-cell>
          <table:table-cell table:style-name="Scontri.A2" office:value-type="string">
            <text:p text:style-name="P4">Main Room</text:p>
          </table:table-cell>
          <table:table-cell table:style-name="Scontri.C2" office:value-type="string">
            <text:p text:style-name="P4">15 civil</text:p>
          </table:table-cell>
          <table:table-cell table:style-name="Scontri.A2" office:value-type="string">
            <text:p text:style-name="P4">19.5</text:p>
          </table:table-cell>
          <table:table-cell table:style-name="Scontri.C2" office:value-type="string">
            <text:p text:style-name="P4">25.8</text:p>
          </table:table-cell>
          <table:table-cell table:style-name="Scontri.C2" office:value-type="string">
            <text:p text:style-name="P4">0.172 – 0.125 = 0.047</text:p>
          </table:table-cell>
        </table:table-row>
        <table:table-row table:style-name="Scontri.1">
          <table:table-cell table:style-name="Scontri.A3" office:value-type="string">
            <text:p text:style-name="P4">Armory</text:p>
          </table:table-cell>
          <table:table-cell table:style-name="Scontri.A3" office:value-type="string">
            <text:p text:style-name="P4">Entrance</text:p>
          </table:table-cell>
          <table:table-cell table:style-name="Scontri.C3" office:value-type="string">
            <text:p text:style-name="P4">3 soldier</text:p>
          </table:table-cell>
          <table:table-cell table:style-name="Scontri.A3" office:value-type="string">
            <text:p text:style-name="P4">9</text:p>
          </table:table-cell>
          <table:table-cell table:style-name="Scontri.C3" office:value-type="string">
            <text:p text:style-name="P4">24.57</text:p>
          </table:table-cell>
          <table:table-cell table:style-name="Scontri.C3" office:value-type="string">
            <text:p text:style-name="P4">0.255 – 0.057 = 0.198</text:p>
          </table:table-cell>
        </table:table-row>
        <table:table-row table:style-name="Scontri.1">
          <table:table-cell table:style-name="Scontri.A2" office:value-type="string">
            <text:p text:style-name="P4">Armory</text:p>
          </table:table-cell>
          <table:table-cell table:style-name="Scontri.A2" office:value-type="string">
            <text:p text:style-name="P4">Corridor</text:p>
          </table:table-cell>
          <table:table-cell table:style-name="Scontri.C2" office:value-type="string">
            <text:p text:style-name="P4">2 soldier</text:p>
          </table:table-cell>
          <table:table-cell table:style-name="Scontri.A2" office:value-type="string">
            <text:p text:style-name="P4">6</text:p>
          </table:table-cell>
          <table:table-cell table:style-name="Scontri.C2" office:value-type="string">
            <text:p text:style-name="P4">24.57</text:p>
          </table:table-cell>
          <table:table-cell table:style-name="Scontri.C2" office:value-type="string">
            <text:p text:style-name="P4">0.383 – 0.038 = 0.345</text:p>
          </table:table-cell>
        </table:table-row>
        <table:table-row table:style-name="Scontri.1">
          <table:table-cell table:style-name="Scontri.A3" office:value-type="string">
            <text:p text:style-name="P4">Armory</text:p>
          </table:table-cell>
          <table:table-cell table:style-name="Scontri.A3" office:value-type="string">
            <text:p text:style-name="P4">Forge</text:p>
          </table:table-cell>
          <table:table-cell table:style-name="Scontri.C3" office:value-type="string">
            <text:p text:style-name="P4">2 soldier</text:p>
          </table:table-cell>
          <table:table-cell table:style-name="Scontri.A3" office:value-type="string">
            <text:p text:style-name="P4">6</text:p>
          </table:table-cell>
          <table:table-cell table:style-name="Scontri.C3" office:value-type="string">
            <text:p text:style-name="P4">24.57</text:p>
          </table:table-cell>
          <table:table-cell table:style-name="Scontri.C3" office:value-type="string">
            <text:p text:style-name="P4">0.383 – 0.038 = 0.345</text:p>
          </table:table-cell>
        </table:table-row>
        <table:table-row table:style-name="Scontri.1">
          <table:table-cell table:style-name="Scontri.A2" office:value-type="string">
            <text:p text:style-name="P4">Sewers</text:p>
          </table:table-cell>
          <table:table-cell table:style-name="Scontri.A2" office:value-type="string">
            <text:p text:style-name="P4">Rat’s nest</text:p>
          </table:table-cell>
          <table:table-cell table:style-name="Scontri.C2" office:value-type="string">
            <text:p text:style-name="P4">20 rats</text:p>
          </table:table-cell>
          <table:table-cell table:style-name="Scontri.A2" office:value-type="string">
            <text:p text:style-name="P4">31</text:p>
          </table:table-cell>
          <table:table-cell table:style-name="Scontri.C2" office:value-type="string">
            <text:p text:style-name="P4">23.35</text:p>
          </table:table-cell>
          <table:table-cell table:style-name="Scontri.C2" office:value-type="string">
            <text:p text:style-name="P4">0.083 – 0.198 = -0.115</text:p>
          </table:table-cell>
        </table:table-row>
        <table:table-row table:style-name="Scontri.1">
          <table:table-cell table:style-name="Scontri.A3" office:value-type="string">
            <text:p text:style-name="P4">Sewers</text:p>
          </table:table-cell>
          <table:table-cell table:style-name="Scontri.A3" office:value-type="string">
            <text:p text:style-name="P4">Large basin</text:p>
          </table:table-cell>
          <table:table-cell table:style-name="Scontri.C3" office:value-type="string">
            <text:p text:style-name="P4">1 mud monster</text:p>
          </table:table-cell>
          <table:table-cell table:style-name="Scontri.A3" office:value-type="string">
            <text:p text:style-name="P4">34.2<text:note text:id="ftn5" text:note-class="footnote"><text:note-citation>5</text:note-citation><text:note-body><text:p text:style-name="Footnote">The mud monster tries to hit all the members of the team each turn (inflicts 6,84 to each). </text:p></text:note-body></text:note></text:p>
          </table:table-cell>
          <table:table-cell table:style-name="Scontri.C3" office:value-type="string">
            <text:p text:style-name="P4">24.57</text:p>
          </table:table-cell>
          <table:table-cell table:style-name="Scontri.C3" office:value-type="string">
            <text:p text:style-name="P4">0.245 – 0.219 = 0.026</text:p>
          </table:table-cell>
        </table:table-row>
        <table:table-row table:style-name="Scontri.1">
          <table:table-cell table:style-name="Scontri.A2" office:value-type="string">
            <text:p text:style-name="P4">Prison</text:p>
          </table:table-cell>
          <table:table-cell table:style-name="Scontri.A2" office:value-type="string">
            <text:p text:style-name="P4">Entrance</text:p>
          </table:table-cell>
          <table:table-cell table:style-name="Scontri.C2" office:value-type="string">
            <text:p text:style-name="P4">1 soldier</text:p>
          </table:table-cell>
          <table:table-cell table:style-name="Scontri.A2" office:value-type="string">
            <text:p text:style-name="P4">3</text:p>
          </table:table-cell>
          <table:table-cell table:style-name="Scontri.C2" office:value-type="string">
            <text:p text:style-name="P4">24.57</text:p>
          </table:table-cell>
          <table:table-cell table:style-name="Scontri.C2" office:value-type="string">
            <text:p text:style-name="P4">0.767 – 0.019 = 0.748</text:p>
          </table:table-cell>
        </table:table-row>
        <table:table-row table:style-name="Scontri.1">
          <table:table-cell table:style-name="Scontri.A3" office:value-type="string">
            <text:p text:style-name="P4">Prison</text:p>
          </table:table-cell>
          <table:table-cell table:style-name="Scontri.A3" office:value-type="string">
            <text:p text:style-name="P4">Guard post 1</text:p>
          </table:table-cell>
          <table:table-cell table:style-name="Scontri.C3" office:value-type="string">
            <text:p text:style-name="P4">3 soldier, 1 mud spammer</text:p>
          </table:table-cell>
          <table:table-cell table:style-name="Scontri.A3" office:value-type="string">
            <text:p text:style-name="P4">12.35</text:p>
          </table:table-cell>
          <table:table-cell table:style-name="Scontri.C3" office:value-type="string">
            <text:p text:style-name="P4">24.57</text:p>
          </table:table-cell>
          <table:table-cell table:style-name="Scontri.C3" office:value-type="string">
            <text:p text:style-name="P4">0.195 – 0.079 = 0.116 </text:p>
          </table:table-cell>
        </table:table-row>
        <table:table-row table:style-name="Scontri.1">
          <table:table-cell table:style-name="Scontri.A2" office:value-type="string">
            <text:p text:style-name="P4">Prison</text:p>
          </table:table-cell>
          <table:table-cell table:style-name="Scontri.A2" office:value-type="string">
            <text:p text:style-name="P4">Guard post 2</text:p>
          </table:table-cell>
          <table:table-cell table:style-name="Scontri.C2" office:value-type="string">
            <text:p text:style-name="P4">3 soldier, 1 mud spammer</text:p>
          </table:table-cell>
          <table:table-cell table:style-name="Scontri.A2" office:value-type="string">
            <text:p text:style-name="P4">12.35</text:p>
          </table:table-cell>
          <table:table-cell table:style-name="Scontri.C2" office:value-type="string">
            <text:p text:style-name="P4">24.57</text:p>
          </table:table-cell>
          <table:table-cell table:style-name="Scontri.C2" office:value-type="string">
            <text:p text:style-name="P4">0.195 – 0.079 = 0.116</text:p>
          </table:table-cell>
        </table:table-row>
        <table:table-row table:style-name="Scontri.1">
          <table:table-cell table:style-name="Scontri.A3" office:value-type="string">
            <text:p text:style-name="P4">Prison</text:p>
          </table:table-cell>
          <table:table-cell table:style-name="Scontri.A3" office:value-type="string">
            <text:p text:style-name="P4">Guard post 3</text:p>
          </table:table-cell>
          <table:table-cell table:style-name="Scontri.C3" office:value-type="string">
            <text:p text:style-name="P4">4 soldier, 1 mud spammer</text:p>
          </table:table-cell>
          <table:table-cell table:style-name="Scontri.A3" office:value-type="string">
            <text:p text:style-name="P4">15.70</text:p>
          </table:table-cell>
          <table:table-cell table:style-name="Scontri.C3" office:value-type="string">
            <text:p text:style-name="P4">24.57</text:p>
          </table:table-cell>
          <table:table-cell table:style-name="Scontri.C3" office:value-type="string">
            <text:p text:style-name="P4">0.155 – 0.100 = 0.055</text:p>
          </table:table-cell>
        </table:table-row>
        <table:table-row table:style-name="Scontri.1">
          <table:table-cell table:style-name="Scontri.A2" office:value-type="string">
            <text:p text:style-name="P4">Prison</text:p>
          </table:table-cell>
          <table:table-cell table:style-name="Scontri.A2" office:value-type="string">
            <text:p text:style-name="P4">Torture chamber</text:p>
          </table:table-cell>
          <table:table-cell table:style-name="Scontri.C2" office:value-type="string">
            <text:p text:style-name="P4">2 soldier</text:p>
          </table:table-cell>
          <table:table-cell table:style-name="Scontri.A2" office:value-type="string">
            <text:p text:style-name="P4">6</text:p>
          </table:table-cell>
          <table:table-cell table:style-name="Scontri.C2" office:value-type="string">
            <text:p text:style-name="P4">24.57</text:p>
          </table:table-cell>
          <table:table-cell table:style-name="Scontri.C2" office:value-type="string">
            <text:p text:style-name="P4">0.383 – 0.038 = 0.345</text:p>
          </table:table-cell>
        </table:table-row>
        <table:table-row table:style-name="Scontri.1">
          <table:table-cell table:style-name="Scontri.A3" office:value-type="string">
            <text:p text:style-name="P4">Castle</text:p>
          </table:table-cell>
          <table:table-cell table:style-name="Scontri.A3" office:value-type="string">
            <text:p text:style-name="P4">Room 3 right</text:p>
          </table:table-cell>
          <table:table-cell table:style-name="Scontri.C3" office:value-type="string">
            <text:p text:style-name="P4">1 soldier</text:p>
          </table:table-cell>
          <table:table-cell table:style-name="Scontri.A3" office:value-type="string">
            <text:p text:style-name="P4">3</text:p>
          </table:table-cell>
          <table:table-cell table:style-name="Scontri.C3" office:value-type="string">
            <text:p text:style-name="P4">24.57</text:p>
          </table:table-cell>
          <table:table-cell table:style-name="Scontri.C3" office:value-type="string">
            <text:p text:style-name="P4">0.766 – 0.019 = 0.747</text:p>
          </table:table-cell>
        </table:table-row>
        <table:table-row table:style-name="Scontri.1">
          <table:table-cell table:style-name="Scontri.A2" office:value-type="string">
            <text:p text:style-name="P4">Castle</text:p>
          </table:table-cell>
          <table:table-cell table:style-name="Scontri.A2" office:value-type="string">
            <text:p text:style-name="P4">Room 3 left</text:p>
          </table:table-cell>
          <table:table-cell table:style-name="Scontri.C2" office:value-type="string">
            <text:p text:style-name="P4">2 mud spammer</text:p>
          </table:table-cell>
          <table:table-cell table:style-name="Scontri.A2" office:value-type="string">
            <text:p text:style-name="P4">6.70</text:p>
          </table:table-cell>
          <table:table-cell table:style-name="Scontri.C2" office:value-type="string">
            <text:p text:style-name="P4">24.57</text:p>
          </table:table-cell>
          <table:table-cell table:style-name="Scontri.C2" office:value-type="string">
            <text:p text:style-name="P4">0.409 – 0.042 = 0.367</text:p>
          </table:table-cell>
        </table:table-row>
        <table:table-row table:style-name="Scontri.1">
          <table:table-cell table:style-name="Scontri.A3" office:value-type="string">
            <text:p text:style-name="P4">Castle</text:p>
          </table:table-cell>
          <table:table-cell table:style-name="Scontri.A3" office:value-type="string">
            <text:p text:style-name="P4">Room 8</text:p>
          </table:table-cell>
          <table:table-cell table:style-name="Scontri.C3" office:value-type="string">
            <text:p text:style-name="P4">4 soldier</text:p>
          </table:table-cell>
          <table:table-cell table:style-name="Scontri.A3" office:value-type="string">
            <text:p text:style-name="P4">12</text:p>
          </table:table-cell>
          <table:table-cell table:style-name="Scontri.C3" office:value-type="string">
            <text:p text:style-name="P4">24.57</text:p>
          </table:table-cell>
          <table:table-cell table:style-name="Scontri.C3" office:value-type="string">
            <text:p text:style-name="P4">0.191 – 0.076 = 0.115</text:p>
          </table:table-cell>
        </table:table-row>
        <table:table-row table:style-name="Scontri.1">
          <table:table-cell table:style-name="Scontri.A2" office:value-type="string">
            <text:p text:style-name="P4">Castle</text:p>
          </table:table-cell>
          <table:table-cell table:style-name="Scontri.A2" office:value-type="string">
            <text:p text:style-name="P4">Room 9</text:p>
          </table:table-cell>
          <table:table-cell table:style-name="Scontri.C2" office:value-type="string">
            <text:p text:style-name="P4">1 mud spammer</text:p>
          </table:table-cell>
          <table:table-cell table:style-name="Scontri.A2" office:value-type="string">
            <text:p text:style-name="P4">3.35</text:p>
          </table:table-cell>
          <table:table-cell table:style-name="Scontri.C2" office:value-type="string">
            <text:p text:style-name="P4">24.57</text:p>
          </table:table-cell>
          <table:table-cell table:style-name="Scontri.C2" office:value-type="string">
            <text:p text:style-name="P4">0.819 – 0.021 = 0.798</text:p>
          </table:table-cell>
        </table:table-row>
        <table:table-row table:style-name="Scontri.1">
          <table:table-cell table:style-name="Scontri.A3" office:value-type="string">
            <text:p text:style-name="P4">Castle</text:p>
          </table:table-cell>
          <table:table-cell table:style-name="Scontri.A3" office:value-type="string">
            <text:p text:style-name="P4">Room 17</text:p>
          </table:table-cell>
          <table:table-cell table:style-name="Scontri.C3" office:value-type="string">
            <text:p text:style-name="P4">1 soldier, 1 mud spammer</text:p>
          </table:table-cell>
          <table:table-cell table:style-name="Scontri.A3" office:value-type="string">
            <text:p text:style-name="P4">6.35</text:p>
          </table:table-cell>
          <table:table-cell table:style-name="Scontri.C3" office:value-type="string">
            <text:p text:style-name="P4">24.57</text:p>
          </table:table-cell>
          <table:table-cell table:style-name="Scontri.C3" office:value-type="string">
            <text:p text:style-name="P4">0.396 – 0.040 = 0.356</text:p>
          </table:table-cell>
        </table:table-row>
        <table:table-row table:style-name="Scontri.1">
          <table:table-cell table:style-name="Scontri.A2" office:value-type="string">
            <text:p text:style-name="P4">Castle</text:p>
          </table:table-cell>
          <table:table-cell table:style-name="Scontri.A2" office:value-type="string">
            <text:p text:style-name="P4">Room 15</text:p>
          </table:table-cell>
          <table:table-cell table:style-name="Scontri.C2" office:value-type="string">
            <text:p text:style-name="P4">2 soldier, 2 mud spammer</text:p>
          </table:table-cell>
          <table:table-cell table:style-name="Scontri.A2" office:value-type="string">
            <text:p text:style-name="P4">12.70</text:p>
          </table:table-cell>
          <table:table-cell table:style-name="Scontri.C2" office:value-type="string">
            <text:p text:style-name="P4">24.57</text:p>
          </table:table-cell>
          <table:table-cell table:style-name="Scontri.C2" office:value-type="string">
            <text:p text:style-name="P4">0.198 – 0.081 = 0.117</text:p>
          </table:table-cell>
        </table:table-row>
        <table:table-row table:style-name="Scontri.1">
          <table:table-cell table:style-name="Scontri.A3" office:value-type="string">
            <text:p text:style-name="P4">Castle</text:p>
          </table:table-cell>
          <table:table-cell table:style-name="Scontri.A3" office:value-type="string">
            <text:p text:style-name="P4">Room 13</text:p>
          </table:table-cell>
          <table:table-cell table:style-name="Scontri.C3" office:value-type="string">
            <text:p text:style-name="P4">2 soldier, 1 mud spammer</text:p>
          </table:table-cell>
          <table:table-cell table:style-name="Scontri.A3" office:value-type="string">
            <text:p text:style-name="P4">6.35</text:p>
          </table:table-cell>
          <table:table-cell table:style-name="Scontri.C3" office:value-type="string">
            <text:p text:style-name="P4">24.57</text:p>
          </table:table-cell>
          <table:table-cell table:style-name="Scontri.C3" office:value-type="string">
            <text:p text:style-name="P4">0.261 – 0.040 = 0.221</text:p>
          </table:table-cell>
        </table:table-row>
        <table:table-row table:style-name="Scontri.1">
          <table:table-cell table:style-name="Scontri.A2" office:value-type="string">
            <text:p text:style-name="P4">Castle</text:p>
          </table:table-cell>
          <table:table-cell table:style-name="Scontri.A2" office:value-type="string">
            <text:p text:style-name="P4">Room 16</text:p>
          </table:table-cell>
          <table:table-cell table:style-name="Scontri.C2" office:value-type="string">
            <text:p text:style-name="P4">6 elite soldier</text:p>
          </table:table-cell>
          <table:table-cell table:style-name="Scontri.A2" office:value-type="string">
            <text:p text:style-name="P4">30.6</text:p>
          </table:table-cell>
          <table:table-cell table:style-name="Scontri.C2" office:value-type="string">
            <text:p text:style-name="P4">24.57</text:p>
          </table:table-cell>
          <table:table-cell table:style-name="Scontri.C2" office:value-type="string">
            <text:p text:style-name="P4">0.102 – 0.196 = -0.094</text:p>
          </table:table-cell>
        </table:table-row>
      </table:table>
      <text:p text:style-name="Standard"/>
      <text:h text:style-name="P17" text:outline-level="2">Strategy</text:h>
      <text:p text:style-name="P9">Sophie, Calcifer and Heen <text:span text:style-name="T4">at</text:span> level 5 have acquired powerful area spells, such as the fireball. This spell allows you to quickly resolve clashes with many enemies in tight spaces, but consumes a lot of MPs, forcing the player to use <text:span text:style-name="T4">it </text:span>wisely.</text:p>
      <text:p text:style-name="P11">In the nest of rats in the sewers, the rats have a saving throw of 13 on the spells, and are distributed so that they can be hit by 1 to 8 at the same time, suppose it hits an average of 4.5. This means that a level 5 fireball can inflict:</text:p>
      <text:p text:style-name="P10"><draw:frame draw:style-name="fr2" draw:name="Oggetto2" text:anchor-type="as-char" svg:y="-0.66cm" svg:width="13.928cm" svg:height="1.037cm" draw:z-index="4"><draw:object xlink:href="./Object 2" xlink:type="simple" xlink:show="embed" xlink:actuate="onLoad"/><draw:image xlink:href="./ObjectReplacements/Object 2" xlink:type="simple" xlink:show="embed" xlink:actuate="onLoad"/></draw:frame></text:p>
      <text:p text:style-name="Standard">By inflicting <text:span text:style-name="T9">14</text:span>.<text:span text:style-name="T9">375</text:span> per rat we can say that the average damage of <text:span text:style-name="T9">a</text:span> fireballs kills any rat they target. <text:span text:style-name="T9">4</text:span> fireballs <text:span text:style-name="T9">could</text:span> solve the most challenging match of the level.</text:p>
      <text:p text:style-name="P12">In clashes like the one with the Mud monster, each team member is targeted at the same time by the physical attack or magic of a single enemy. In these cases, the saving spells on the spells of the characters, based on their level (5/6), are 15/12 for the magic users and 14 for the fighters. Physical attack damage is 34.2 on average based on the team’s CA and thac0 on the Mud monster, which attacks the party with a d12. Its <text:span text:style-name="T9">strongest attack is</text:span> mud-spamming magic (1d20) <text:span text:style-name="T9">which </text:span>inflicts the following damage to a level 5 team:</text:p>
      <text:p text:style-name="Calcolo"><text:span text:style-name="T5"><draw:frame draw:style-name="fr2" draw:name="Oggetto3" text:anchor-type="as-char" svg:y="-0.66cm" svg:width="18.288cm" svg:height="1.037cm" draw:z-index="5"><draw:object xlink:href="./Object 3" xlink:type="simple" xlink:show="embed" xlink:actuate="onLoad"/><draw:image xlink:href="./ObjectReplacements/Object 3" xlink:type="simple" xlink:show="embed" xlink:actuate="onLoad"/></draw:frame></text:span><text:span text:style-name="T5"><text:s/>to the magic users + 17.85 to the fighters, 44.312 total.</text:span></text:p>
      <text:p text:style-name="P14"><text:span text:style-name="T6">I</text:span>n some clashes, like the final one <text:span text:style-name="T6">in the castle </text:span>with the six elite soldiers, it is possible that the damage is focused on a single <text:span text:style-name="T7">weak </text:span>character. <text:span text:style-name="T6">T</text:span>his could <text:span text:style-name="T7">rapidly </text:span>lead to his defeat. <text:span text:style-name="T6">I</text:span>n <text:span text:style-name="T6">just</text:span> one <text:span text:style-name="T6">turn</text:span>, with the rest of the team healthy, you can<text:span text:style-name="T7"> </text:span>completely restore the health of any character just defeated: 1 phoenix tail, 2 healing potions and a cure magic are 3d10 + 3 + 5d6 + 5 = 19.5 + 22.5 = 42 <text:span text:style-name="T7">Hps.</text:span></text:p>
      <text:p text:style-name="P14"><text:span text:style-name="T7">I</text:span>n the statistics it is estimated that <text:span text:style-name="T7">S</text:span>ophie attacks 75% of the rounds, Markle the 60 and the Wow the 40%, this because they know powerful defensive spells, or they have to save the mana or use a po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lcolo" style:family="paragraph" style:parent-style-name="Standard" style:master-page-name="">
      <style:paragraph-properties fo:text-align="start" style:justify-single-word="false" fo:hyphenation-ladder-count="no-limit" style:page-number="auto"/>
      <style:text-properties fo:color="#000840"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Fights outcome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9-01-10T20:26:43.689000000</dc:date>
    <meta:editing-duration>PT8H43M14S</meta:editing-duration>
    <meta:editing-cycles>171</meta:editing-cycles>
    <meta:generator>LibreOffice/6.1.2.1$Windows_X86_64 LibreOffice_project/65905a128db06ba48db947242809d14d3f9a93fe</meta:generator>
    <meta:document-statistic meta:table-count="4" meta:image-count="0" meta:object-count="6" meta:page-count="3" meta:paragraph-count="272" meta:word-count="944" meta:character-count="4684" meta:non-whitespace-character-count="3984"/>
    <meta:template xlink:type="simple" xlink:actuate="onRequest" xlink:title="" xlink:href="../MasterGameDesignDocument.odm" meta:date="2018-12-29T17:17:59.410000000"/>
  </office:meta>
</office:document-meta>
</file>

<file path=Object 1/content.xml><?xml version="1.0" encoding="utf-8"?>
<math xmlns="http://www.w3.org/1998/Math/MathML" display="block">
  <semantics>
    <mrow>
      <mi>d</mi>
      <mo stretchy="false">=</mo>
      <mfrac>
        <mn>1</mn>
        <mfrac>
          <mrow>
            <mi mathvariant="italic">DPT</mi>
            <mrow>
              <mo fence="true" stretchy="false">(</mo>
              <mrow>
                <mrow>
                  <mi mathvariant="italic">Team</mi>
                  <mi>,</mi>
                  <mi mathvariant="italic">Enemies</mi>
                </mrow>
              </mrow>
              <mo fence="true" stretchy="false">)</mo>
            </mrow>
          </mrow>
          <msub>
            <mi mathvariant="italic">HP</mi>
            <mi mathvariant="italic">enemies</mi>
          </msub>
        </mfrac>
      </mfrac>
    </mrow>
    <annotation encoding="StarMath 5.0">d=1 over {{DPT(Team,Enemies)}over HP_enemies}</annotation>
  </semantics>
</math>
</file>

<file path=Object 2/content.xml><?xml version="1.0" encoding="utf-8"?>
<math xmlns="http://www.w3.org/1998/Math/MathML" display="block">
  <semantics>
    <mrow>
      <mrow>
        <mo fence="true" stretchy="false">(</mo>
        <mrow>
          <mrow>
            <mrow>
              <mfrac>
                <mrow>
                  <mn>3.5</mn>
                  <mi>×</mi>
                  <mn>5</mn>
                  <mi>×</mi>
                  <mi>P</mi>
                  <mrow>
                    <mo fence="true" stretchy="false">(</mo>
                    <mrow>
                      <mrow>
                        <mn>1</mn>
                        <mi>d</mi>
                        <mrow>
                          <mn>20</mn>
                          <mo stretchy="false">&gt;</mo>
                          <mn>13</mn>
                        </mrow>
                      </mrow>
                    </mrow>
                    <mo fence="true" stretchy="false">)</mo>
                  </mrow>
                </mrow>
                <mn>2</mn>
              </mfrac>
              <mo stretchy="false">+</mo>
              <mn>3.5</mn>
            </mrow>
            <mi>×</mi>
            <mn>5</mn>
            <mi>×</mi>
            <mi>P</mi>
            <mrow>
              <mo fence="true" stretchy="false">(</mo>
              <mrow>
                <mrow>
                  <mn>1</mn>
                  <mi>d</mi>
                  <mrow>
                    <mn>20</mn>
                    <mo stretchy="false">&lt;</mo>
                    <mn>13</mn>
                  </mrow>
                </mrow>
              </mrow>
              <mo fence="true" stretchy="false">)</mo>
            </mrow>
          </mrow>
        </mrow>
        <mo fence="true" stretchy="false">)</mo>
      </mrow>
      <mi>×</mi>
      <mrow>
        <mn>4.5</mn>
        <mo stretchy="false">=</mo>
        <mrow>
          <mo fence="true" stretchy="false">(</mo>
          <mrow>
            <mrow>
              <mn>3</mn>
              <mo stretchy="false">+</mo>
              <mn>11.375</mn>
            </mrow>
          </mrow>
          <mo fence="true" stretchy="false">)</mo>
        </mrow>
      </mrow>
      <mi>×</mi>
      <mrow>
        <mn>4.5</mn>
        <mo stretchy="false">=</mo>
        <mn>64.68</mn>
      </mrow>
    </mrow>
    <annotation encoding="StarMath 5.0">({{3.5 × 5 × P(1d20 &gt; 13) }over 2 + 3.5 × 5 × P(1d20 &lt; 13) } )× 4.5 = ({3 + 11.375}) × 4.5 = 64.68</annotation>
  </semantics>
</math>
</file>

<file path=Object 3/content.xml><?xml version="1.0" encoding="utf-8"?>
<math xmlns="http://www.w3.org/1998/Math/MathML" display="block">
  <semantics>
    <mrow>
      <mrow>
        <mrow>
          <mrow>
            <mo fence="true" stretchy="false">(</mo>
            <mrow>
              <mrow>
                <mrow>
                  <mfrac>
                    <mrow>
                      <mn>10.5</mn>
                      <mi>×</mi>
                      <mi>P</mi>
                      <mrow>
                        <mo fence="true" stretchy="false">(</mo>
                        <mrow>
                          <mrow>
                            <mn>1</mn>
                            <mi>d</mi>
                            <mn>20</mn>
                            <mi>≥</mi>
                            <mn>15</mn>
                          </mrow>
                        </mrow>
                        <mo fence="true" stretchy="false">)</mo>
                      </mrow>
                    </mrow>
                    <mn>2</mn>
                  </mfrac>
                  <mo stretchy="false">+</mo>
                  <mn>10.5</mn>
                </mrow>
                <mi>×</mi>
                <mi>P</mi>
                <mrow>
                  <mo fence="true" stretchy="false">(</mo>
                  <mrow>
                    <mrow>
                      <mn>1</mn>
                      <mi>d</mi>
                      <mrow>
                        <mn>20</mn>
                        <mo stretchy="false">&lt;</mo>
                        <mn>15</mn>
                      </mrow>
                    </mrow>
                  </mrow>
                  <mo fence="true" stretchy="false">)</mo>
                </mrow>
              </mrow>
            </mrow>
            <mo fence="true" stretchy="false">)</mo>
          </mrow>
          <mi>×</mi>
          <mn>3</mn>
        </mrow>
        <mo stretchy="false">+</mo>
        <mrow>
          <mrow>
            <mo fence="true" stretchy="false">(</mo>
            <mrow>
              <mrow>
                <mrow>
                  <mfrac>
                    <mrow>
                      <mn>10.5</mn>
                      <mi>×</mi>
                      <mi>P</mi>
                      <mrow>
                        <mo fence="true" stretchy="false">(</mo>
                        <mrow>
                          <mrow>
                            <mn>1</mn>
                            <mi>d</mi>
                            <mn>20</mn>
                            <mi>≥</mi>
                            <mn>14</mn>
                          </mrow>
                        </mrow>
                        <mo fence="true" stretchy="false">)</mo>
                      </mrow>
                    </mrow>
                    <mn>2</mn>
                  </mfrac>
                  <mo stretchy="false">+</mo>
                  <mn>10.5</mn>
                </mrow>
                <mi>×</mi>
                <mi>P</mi>
                <mrow>
                  <mo fence="true" stretchy="false">(</mo>
                  <mrow>
                    <mrow>
                      <mn>1</mn>
                      <mi>d</mi>
                      <mrow>
                        <mn>20</mn>
                        <mo stretchy="false">&lt;</mo>
                        <mn>14</mn>
                      </mrow>
                    </mrow>
                  </mrow>
                  <mo fence="true" stretchy="false">)</mo>
                </mrow>
              </mrow>
            </mrow>
            <mo fence="true" stretchy="false">)</mo>
          </mrow>
          <mo stretchy="false">×</mo>
          <mn>2</mn>
        </mrow>
      </mrow>
      <mo stretchy="false">=</mo>
      <mn>26.562</mn>
    </mrow>
    <annotation encoding="StarMath 5.0">{({10.5 × P(1d20 ≥  15)} over 2 + 10.5 × P(1d20 &lt; 15)) × 3} + ({10.5 × P(1d20 ≥  14)} over 2 + 10.5 × P(1d20 &lt; 14)) times 2   = 26.562</annotation>
  </semantics>
</math>
</file>

<file path=Object 4/content.xml><?xml version="1.0" encoding="utf-8"?>
<math xmlns="http://www.w3.org/1998/Math/MathML" display="block">
  <semantics>
    <mrow>
      <mi mathvariant="italic">DPT</mi>
      <mrow>
        <mrow>
          <mo fence="true" stretchy="false">(</mo>
          <mrow>
            <mrow>
              <mi mathvariant="italic">Team</mi>
              <mn>1</mn>
              <mi>,</mi>
              <mi mathvariant="italic">Team</mi>
              <mn>2</mn>
            </mrow>
          </mrow>
          <mo fence="true" stretchy="false">)</mo>
        </mrow>
        <mo stretchy="false">=</mo>
        <mrow>
          <munderover>
            <mo stretchy="false">∑</mo>
            <mrow>
              <mi>i</mi>
              <mo stretchy="false">=</mo>
              <mn>1</mn>
            </mrow>
            <mi>k</mi>
          </munderover>
          <mrow>
            <mo fence="true" stretchy="false">(</mo>
            <mrow>
              <mrow>
                <mi>E</mi>
                <mrow>
                  <mrow>
                    <mo fence="true" stretchy="false">[</mo>
                    <mrow>
                      <msub>
                        <mi mathvariant="italic">Dmg</mi>
                        <mi>i</mi>
                      </msub>
                    </mrow>
                    <mo fence="true" stretchy="false">]</mo>
                  </mrow>
                  <mo stretchy="false">⋅</mo>
                  <mfrac>
                    <mn>1</mn>
                    <mi>h</mi>
                  </mfrac>
                </mrow>
                <mrow>
                  <munderover>
                    <mo stretchy="false">∑</mo>
                    <mrow>
                      <mi>j</mi>
                      <mo stretchy="false">=</mo>
                      <mn>1</mn>
                    </mrow>
                    <mi>h</mi>
                  </munderover>
                  <mrow>
                    <mi>P</mi>
                    <mrow>
                      <mo fence="true" stretchy="false">(</mo>
                      <mrow>
                        <mrow>
                          <mn>1</mn>
                          <mi>d</mi>
                          <mrow>
                            <mn>20</mn>
                            <mo stretchy="false">&gt;</mo>
                            <mi mathvariant="italic">THAC</mi>
                          </mrow>
                          <mrow>
                            <msub>
                              <mn>0</mn>
                              <mi>i</mi>
                            </msub>
                            <mo stretchy="false">−</mo>
                            <msub>
                              <mi mathvariant="italic">CA</mi>
                              <mi>j</mi>
                            </msub>
                          </mrow>
                        </mrow>
                      </mrow>
                      <mo fence="true" stretchy="false">)</mo>
                    </mrow>
                  </mrow>
                </mrow>
              </mrow>
            </mrow>
            <mo fence="true" stretchy="false">)</mo>
          </mrow>
        </mrow>
      </mrow>
    </mrow>
    <annotation encoding="StarMath 5.0">DPT ( Team1,Team2) = sum from { { i = 1 } } to { k } {(E[Dmg_{i}]  cdot {1 over h} sum from { { j = 1 } } to { h }{P(1d20&gt;THAC0_{i}-CA_{j}) })}</annotation>
  </semantics>
</math>
</file>

<file path=Object 5/content.xml><?xml version="1.0" encoding="utf-8"?>
<math xmlns="http://www.w3.org/1998/Math/MathML" display="block">
  <semantics>
    <mrow>
      <mfrac>
        <mrow>
          <mi mathvariant="italic">DPT</mi>
          <mrow>
            <mo fence="true" stretchy="false">(</mo>
            <mrow>
              <mrow>
                <mi mathvariant="italic">Team</mi>
                <mi>,</mi>
                <mi mathvariant="italic">Enemies</mi>
              </mrow>
            </mrow>
            <mo fence="true" stretchy="false">)</mo>
          </mrow>
        </mrow>
        <msub>
          <mi mathvariant="italic">HP</mi>
          <mi mathvariant="italic">enemies</mi>
        </msub>
      </mfrac>
      <mo stretchy="false">−</mo>
      <mfrac>
        <mrow>
          <mi mathvariant="italic">DPT</mi>
          <mrow>
            <mo fence="true" stretchy="false">(</mo>
            <mrow>
              <mrow>
                <mi mathvariant="italic">Enemies</mi>
                <mi>,</mi>
                <mi mathvariant="italic">Team</mi>
              </mrow>
            </mrow>
            <mo fence="true" stretchy="false">)</mo>
          </mrow>
        </mrow>
        <msub>
          <mi mathvariant="italic">HP</mi>
          <mi mathvariant="italic">Team</mi>
        </msub>
      </mfrac>
    </mrow>
    <annotation encoding="StarMath 5.0">{DPT( Team , Enemies )} over HP_{ enemies }-{DPT( Enemies , Team )} over HP_{ Team }</annotation>
  </semantics>
</math>
</file>

<file path=Object 6/content.xml><?xml version="1.0" encoding="utf-8"?>
<math xmlns="http://www.w3.org/1998/Math/MathML" display="block">
  <semantics>
    <mfrac>
      <mrow>
        <mrow>
          <mn>.</mn>
          <mo stretchy="false">&lt;</mo>
          <mn>0</mn>
        </mrow>
        <mi mathvariant="italic">the</mi>
        <mi mathvariant="italic">team</mi>
        <mi mathvariant="italic">is</mi>
        <mi mathvariant="italic">at</mi>
        <mi>a</mi>
        <mi mathvariant="italic">disadvantage</mi>
      </mrow>
      <mrow>
        <mrow>
          <mn>.</mn>
          <mo stretchy="false">&gt;</mo>
          <mn>0</mn>
        </mrow>
        <mi mathvariant="italic">the</mi>
        <mi mathvariant="italic">team</mi>
        <mi mathvariant="italic">have</mi>
        <mi mathvariant="italic">the</mi>
        <mi mathvariant="italic">advantage</mi>
      </mrow>
    </mfrac>
    <annotation encoding="StarMath 5.0"> { .&lt;  0 the team is at a disadvantage} over{ .&gt;  0 the team have the advantage }</annotation>
  </semantics>
</math>
</file>